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Helvetica Neue', 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666666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666666" fo:letter-spacing="normal"/>
    </style:style>
    <style:style style:name="T3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apport de relecture de code</text:h>
      <text:p text:style-name="P1"><text:line-break/><text:span text:style-name="T1">Production soumise à la relecture : </text:span><text:span text:style-name="T3">TP8 - Challenge Syracuse</text:span><text:line-break/><text:span text:style-name="T1">Projet/code produit par </text:span><text:span text:style-name="T3">Jeremy VALADE</text:span><text:line-break/><text:span text:style-name="T1">Relecture opérée par </text:span><text:span text:style-name="T3">Etienne ALEXANDRE</text:span><text:span text:style-name="T2"> </text:span><text:span text:style-name="T1">le 11 janvier 2021</text:span><text:line-break/><text:line-break/><text:span text:style-name="T3">Concision et propreté des rendus</text:span><text:line-break/><text:span text:style-name="T1">Les productions transmises et leurs éléments sont corrects et bien identifiés.</text:span><text:line-break/><text:line-break/><text:span text:style-name="T3">Installation et compilation des sources transmises</text:span><text:line-break/><text:span text:style-name="T1">Un makefile propre, lisible et complet permet la compilation de toutes les sources sans aucun warning</text:span><text:line-break/><text:span text:style-name="T1">et avec les drapeaux -Wall et -ansi (voire -pedantic). Le makefile gère correctement les dépendances</text:span><text:line-break/><text:span text:style-name="T1">et intègre une règle pour le nettoyage des produits de compilation.</text:span><text:line-break/><text:line-break/><text:span text:style-name="T3">Fonctionnalités implantées dans les rendus</text:span><text:line-break/><text:span text:style-name="T1">Les programmes répondent correctement à toutes les tâches qu'ils sont censés effectuer.</text:span><text:line-break/><text:line-break/><text:span text:style-name="T3">Utilisations et sécurité des programmes produits</text:span><text:line-break/><text:span text:style-name="T1">Tous les cas d'utilisations normales sont traités correctement par les programmes.</text:span><text:line-break/><text:line-break/><text:span text:style-name="T3">Nommage des éléments dans les productions rendues</text:span><text:line-break/><text:span text:style-name="T1">Les identifiants apportent de l'information facilitant la compréhension par autrui.</text:span><text:line-break/><text:line-break/><text:span text:style-name="T3">Efficacité et performance des productions rendues</text:span><text:line-break/><text:span text:style-name="T1">Les programmes sont basés sur des algorithmes attendues.</text:span><text:line-break/><text:line-break/><text:span text:style-name="T3">Commentaires dans les sources des productions rendues</text:span><text:line-break/><text:span text:style-name="T1">Des commentaires précisent les parties critiques du code, levant les ambiguïté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Helvetica Neue', 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17:18:35.780594630</meta:creation-date>
    <dc:date>2021-01-11T17:19:28.239762513</dc:date>
    <meta:editing-duration>PT54S</meta:editing-duration>
    <meta:editing-cycles>1</meta:editing-cycles>
    <meta:document-statistic meta:table-count="0" meta:image-count="0" meta:object-count="0" meta:page-count="1" meta:paragraph-count="2" meta:word-count="176" meta:character-count="1265" meta:non-whitespace-character-count="1083"/>
    <meta:generator>LibreOffice/6.4.6.2$Linux_X86_64 LibreOffice_project/40$Build-2</meta:generator>
  </office:meta>
</office:document-meta>
</file>